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mppPollerEndpoint.setHost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ppPollerEndpoint.process( MessageExchange exch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mppPollerEndpoint.setPor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ppPollerEndpoint.setResource( String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ppPollerEndpoint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ppPollerEndpoint.validat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mppPollerEndpoint.ge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ppPollerEndpoint.connec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mppPollerEndpoint.setConnection( Connection 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ppPollerEndpoint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ppPollerEndpoint.get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ppPollerEndpoint.update( Connection conn , SMPPEvent ev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mppPollerEndpoint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ppPollerEndpoint.getBindRetry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ppPollerEndpoint.setBindRetryCycle( long bindRetryCyc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ppPollerEndpoint.disconnec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mppPollerEndpoint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ppPollerEndpoint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mppPollerEndpoint.packetReceived( Connection conn , SMPPPacket pack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mppPollerEndpoint.re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mppPollerEndpoint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ppPollerEndpoint.setUser( String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ppPollerEndpoint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mppPollerEndpoint.get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ppPollerEndpoint.setMarshaler( SmppMarshalerSupport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